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6.479cm" style:rel-column-width="24135*"/>
    </style:style>
    <style:style style:name="Table1.B" style:family="table-column">
      <style:table-column-properties style:column-width="11.111cm" style:rel-column-width="41399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3.51cm"/>
    </style:style>
    <style:style style:name="Table2.B" style:family="table-column">
      <style:table-column-properties style:column-width="2.381cm"/>
    </style:style>
    <style:style style:name="Table2.C" style:family="table-column">
      <style:table-column-properties style:column-width="11.698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5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/>
    </style:style>
    <style:style style:name="P2" style:family="paragraph" style:parent-style-name="Contents_20_Heading">
      <style:paragraph-properties fo:text-align="start" style:justify-single-word="false"/>
      <style:text-properties style:font-name="Liberation Sans" fo:font-size="11pt" style:font-size-asian="11pt" style:font-size-complex="11pt"/>
    </style:style>
    <style:style style:name="P3" style:family="paragraph" style:parent-style-name="Heading_20_2">
      <style:paragraph-properties fo:text-align="start" style:justify-single-word="false"/>
      <style:text-properties fo:color="#808080" loext:opacity="100%" style:font-name="Liberation Sans" fo:font-size="18pt" fo:font-weight="normal" officeooo:rsid="0076d54d" style:font-name-asian="Songti SC" style:font-size-asian="18pt" style:font-weight-asian="normal" style:font-name-complex="Arial Unicode MS" style:font-size-complex="18pt" style:font-weight-complex="normal"/>
    </style:style>
    <style:style style:name="P4" style:family="paragraph" style:parent-style-name="Heading_20_2">
      <style:paragraph-properties fo:text-align="start" style:justify-single-word="false"/>
      <style:text-properties fo:color="#808080" loext:opacity="100%" style:font-name="Liberation Sans" fo:font-weight="normal" style:font-weight-asian="normal" style:font-weight-complex="normal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officeooo:paragraph-rsid="00755bc8" style:font-size-asian="9pt" style:font-size-complex="9pt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officeooo:rsid="00755bc8" officeooo:paragraph-rsid="00755bc8" style:font-size-asian="9pt" style:font-size-complex="9pt"/>
    </style:style>
    <style:style style:name="P8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9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paragraph-rsid="00755bc8" style:font-size-asian="9pt" style:font-size-complex="9pt"/>
    </style:style>
    <style:style style:name="P10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rsid="0016f635" officeooo:paragraph-rsid="0016f635" style:font-size-asian="9pt" style:font-size-complex="9pt"/>
    </style:style>
    <style:style style:name="P1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rsid="001feda7" officeooo:paragraph-rsid="00755bc8" style:font-size-asian="9pt" style:font-size-complex="9pt"/>
    </style:style>
    <style:style style:name="P1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rsid="001feda7" officeooo:paragraph-rsid="0097dc34" style:font-size-asian="9pt" style:font-size-complex="9pt"/>
    </style:style>
    <style:style style:name="P13" style:family="paragraph" style:parent-style-name="Preformatted_20_Text">
      <style:paragraph-properties fo:text-align="start" style:justify-single-word="false" fo:orphans="2" fo:widows="2"/>
      <style:text-properties style:font-name="Liberation Mono" fo:font-size="9pt" style:font-size-asian="9pt" style:font-size-complex="9pt"/>
    </style:style>
    <style:style style:name="P14" style:family="paragraph" style:parent-style-name="Preformatted_20_Text">
      <style:paragraph-properties fo:text-align="start" style:justify-single-word="false" fo:orphans="2" fo:widows="2"/>
      <style:text-properties style:font-name="Liberation Mono" fo:font-size="9pt" officeooo:paragraph-rsid="00755bc8" style:font-size-asian="9pt" style:font-size-complex="9pt"/>
    </style:style>
    <style:style style:name="P15" style:family="paragraph" style:parent-style-name="Preformatted_20_Text">
      <style:paragraph-properties fo:text-align="start" style:justify-single-word="false" fo:orphans="2" fo:widows="2"/>
      <style:text-properties style:font-name="Liberation Mono" fo:font-size="11pt" officeooo:paragraph-rsid="00755bc8" style:font-size-asian="11pt" style:font-size-complex="11pt"/>
    </style:style>
    <style:style style:name="P16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17" style:family="paragraph" style:parent-style-name="Tabla">
      <style:paragraph-properties fo:text-align="start" style:justify-single-word="false" fo:keep-with-next="always"/>
      <style:text-properties style:font-name="Liberation Sans"/>
    </style:style>
    <style:style style:name="P18" style:family="paragraph" style:parent-style-name="Heading_20_3">
      <style:paragraph-properties fo:margin-top="0cm" fo:margin-bottom="0cm" style:contextual-spacing="false" fo:text-align="start" style:justify-single-word="false"/>
      <style:text-properties style:font-name="Liberation Mono" fo:font-weight="normal" style:font-weight-asian="normal" style:font-weight-complex="normal"/>
    </style:style>
    <style:style style:name="P19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Mono" fo:letter-spacing="normal" fo:font-style="normal" fo:font-weight="normal" officeooo:rsid="0076d54d" officeooo:paragraph-rsid="0076d54d" style:font-weight-asian="normal" style:font-weight-complex="normal"/>
    </style:style>
    <style:style style:name="P20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Mono" fo:letter-spacing="normal" fo:font-style="normal" fo:font-weight="normal" officeooo:rsid="0076d54d" officeooo:paragraph-rsid="0077ef75" style:font-weight-asian="normal" style:font-weight-complex="normal"/>
    </style:style>
    <style:style style:name="P2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Mono" fo:letter-spacing="normal" fo:font-style="normal" fo:font-weight="normal" officeooo:rsid="0076d54d" officeooo:paragraph-rsid="0079eeee" style:font-weight-asian="normal" style:font-weight-complex="normal"/>
    </style:style>
    <style:style style:name="P22" style:family="paragraph" style:parent-style-name="Contents_20_1">
      <style:paragraph-properties fo:text-align="start" style:justify-single-word="false"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 fo:text-align="start" style:justify-single-word="false"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 fo:text-align="start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7f9e89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78207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597de6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5bc617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425077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91cd1b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6f3b7d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feda7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cc69a" officeooo:paragraph-rsid="008caea8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cc69a" officeooo:paragraph-rsid="006b891b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3aa9c5" officeooo:paragraph-rsid="00710bcb"/>
    </style:style>
    <style:style style:name="P3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feda7" officeooo:paragraph-rsid="001feda7" style:font-size-asian="11pt" style:font-size-complex="11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Mono" fo:font-size="9pt" fo:letter-spacing="normal" fo:font-style="normal" fo:font-weight="normal" officeooo:rsid="0076d54d" officeooo:paragraph-rsid="007b77dd" style:font-size-asian="9pt" style:font-size-complex="9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Mono" fo:font-size="9pt" fo:letter-spacing="normal" fo:font-style="normal" fo:font-weight="normal" officeooo:rsid="0076d54d" officeooo:paragraph-rsid="0076d54d" style:font-size-asian="9pt" style:font-size-complex="9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Mono" fo:font-size="9pt" fo:letter-spacing="normal" fo:font-style="normal" fo:font-weight="normal" officeooo:rsid="0076d54d" officeooo:paragraph-rsid="0077ef75" style:font-size-asian="9pt" style:font-size-complex="9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Mono" fo:font-size="9pt" fo:letter-spacing="normal" fo:font-style="normal" fo:font-weight="normal" officeooo:rsid="0076d54d" officeooo:paragraph-rsid="0081447d" style:font-size-asian="9pt" style:font-size-complex="9pt"/>
    </style:style>
    <style:style style:name="P42" style:family="paragraph" style:parent-style-name="Heading_20_1">
      <style:paragraph-properties fo:text-align="start" style:justify-single-word="false"/>
      <style:text-properties style:font-name="Liberation Sans" fo:font-size="23pt" fo:font-weight="normal" style:font-size-asian="23pt" style:font-weight-asian="normal" style:font-size-complex="23pt" style:font-weight-complex="normal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ans" fo:font-size="10pt" officeooo:rsid="001644db" officeooo:paragraph-rsid="0016f635" style:font-name-asian="sans-serif" style:font-size-asian="10pt" style:font-name-complex="sans-serif" style:font-size-complex="10pt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ans" fo:font-size="10pt" officeooo:rsid="001644db" officeooo:paragraph-rsid="001644db" style:font-name-asian="sans-serif" style:font-size-asian="10pt" style:font-name-complex="sans-serif" style:font-size-complex="10pt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ans" fo:font-size="10pt" officeooo:rsid="001644db" officeooo:paragraph-rsid="001644db" style:font-size-asian="10pt" style:font-size-complex="10pt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0pt" officeooo:paragraph-rsid="001644db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fo:font-size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11pt" officeooo:rsid="001644db" officeooo:paragraph-rsid="001644db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10pt" officeooo:rsid="00572e49" officeooo:paragraph-rsid="00572e49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Table_20_Contents">
      <style:paragraph-properties fo:text-align="start" style:justify-single-word="false"/>
      <style:text-properties officeooo:paragraph-rsid="0016f635"/>
    </style:style>
    <style:style style:name="P53" style:family="paragraph" style:parent-style-name="Table_20_Contents">
      <style:paragraph-properties fo:margin-top="0cm" fo:margin-bottom="0.12cm" style:contextual-spacing="false" fo:text-align="start" style:justify-single-word="false"/>
      <style:text-properties style:font-name="Liberation Sans" fo:font-size="10pt" officeooo:rsid="00572e49" officeooo:paragraph-rsid="00572e49" style:font-size-asian="10pt" style:font-size-complex="10pt"/>
    </style:style>
    <style:style style:name="T1" style:family="text">
      <style:text-properties fo:color="#666666" loext:opacity="100%" style:font-name="Liberation Mono" fo:font-size="9pt" officeooo:rsid="0016f635" style:font-size-asian="9pt" style:font-size-complex="9pt"/>
    </style:style>
    <style:style style:name="T2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757d6" style:font-size-asian="11pt" style:font-size-complex="11pt"/>
    </style:style>
    <style:style style:name="T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95069" style:font-size-asian="11pt" style:font-size-complex="11pt"/>
    </style:style>
    <style:style style:name="T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a2478" style:font-size-asian="11pt" style:font-size-complex="11pt"/>
    </style:style>
    <style:style style:name="T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e58b1" style:font-size-asian="11pt" style:font-size-complex="11pt"/>
    </style:style>
    <style:style style:name="T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feda7" style:font-size-asian="11pt" style:font-size-complex="11pt"/>
    </style:style>
    <style:style style:name="T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78207" style:font-size-asian="11pt" style:font-size-complex="11pt"/>
    </style:style>
    <style:style style:name="T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fd883" style:font-size-asian="11pt" style:font-size-complex="11pt"/>
    </style:style>
    <style:style style:name="T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1a81a" style:font-size-asian="11pt" style:font-size-complex="11pt"/>
    </style:style>
    <style:style style:name="T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448d4" style:font-size-asian="11pt" style:font-size-complex="11pt"/>
    </style:style>
    <style:style style:name="T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473ee" style:font-size-asian="11pt" style:font-size-complex="11pt"/>
    </style:style>
    <style:style style:name="T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63469" style:font-size-asian="11pt" style:font-size-complex="11pt"/>
    </style:style>
    <style:style style:name="T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7078d" style:font-size-asian="11pt" style:font-size-complex="11pt"/>
    </style:style>
    <style:style style:name="T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79b28" style:font-size-asian="11pt" style:font-size-complex="11pt"/>
    </style:style>
    <style:style style:name="T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3865a" style:font-size-asian="11pt" style:font-size-complex="11pt"/>
    </style:style>
    <style:style style:name="T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f5dac" style:font-size-asian="11pt" style:font-size-complex="11pt"/>
    </style:style>
    <style:style style:name="T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96d95" style:font-size-asian="11pt" style:font-size-complex="11pt"/>
    </style:style>
    <style:style style:name="T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c69a" style:font-size-asian="11pt" style:font-size-complex="11pt"/>
    </style:style>
    <style:style style:name="T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aa9c5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c5b80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0e39c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a887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d969a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644db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f1bf3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1d0be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295bb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3b401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97de6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a0b84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bc617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d4114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da701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f7987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fc243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231bd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51e7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e170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6ef2c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916fe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9d009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b891b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c6800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f3b7d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23f91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ec632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41e64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515ee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87909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92ece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ce459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e3db4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f42f3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fd270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38db2" style:font-size-asian="11pt" style:font-size-complex="11pt"/>
    </style:style>
    <style:style style:name="T5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4081b" style:font-size-asian="11pt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44318" style:font-size-asian="11pt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61b4e" style:font-size-asian="11pt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757d6" style:font-size-asian="11pt" style:font-style-asian="italic" style:font-size-complex="11pt" style:font-style-complex="italic"/>
    </style:style>
    <style:style style:name="T6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1a81a" style:font-size-asian="11pt" style:font-style-asian="italic" style:font-size-complex="11pt" style:font-style-complex="italic"/>
    </style:style>
    <style:style style:name="T6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e58b1" fo:background-color="transparent" loext:char-shading-value="0" style:font-size-asian="11pt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96d95" fo:background-color="transparent" loext:char-shading-value="0" style:font-size-asian="11pt" style:font-size-complex="11pt"/>
    </style:style>
    <style:style style:name="T6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a887" fo:background-color="transparent" loext:char-shading-value="0" style:font-size-asian="11pt" style:font-size-complex="11pt"/>
    </style:style>
    <style:style style:name="T6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ce32f" fo:background-color="transparent" loext:char-shading-value="0" style:font-size-asian="11pt" style:font-size-complex="11pt"/>
    </style:style>
    <style:style style:name="T6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bc617" style:font-name-asian="Liberation Mono1" style:font-size-asian="11pt" style:font-name-complex="Liberation Mono1" style:font-size-complex="11pt"/>
    </style:style>
    <style:style style:name="T67" style:family="text">
      <style:text-properties fo:font-variant="normal" fo:text-transform="none" fo:color="#000000" loext:opacity="100%" style:font-name="sans-serif" fo:font-size="11pt" fo:letter-spacing="normal" fo:font-style="italic" fo:font-weight="normal" style:font-size-asian="11pt" style:font-style-asian="italic" style:font-size-complex="11pt" style:font-style-complex="italic"/>
    </style:style>
    <style:style style:name="T68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1757d6" style:font-size-asian="11pt" style:font-style-asian="italic" style:font-size-complex="11pt" style:font-style-complex="italic"/>
    </style:style>
    <style:style style:name="T69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45a887" fo:background-color="transparent" loext:char-shading-value="0" style:font-size-asian="11pt" style:font-style-asian="italic" style:font-size-complex="11pt" style:font-style-complex="italic"/>
    </style:style>
    <style:style style:name="T70" style:family="text">
      <style:text-properties fo:font-variant="normal" fo:text-transform="none" fo:color="#000000" loext:opacity="100%" style:font-name="Courier" fo:font-size="11pt" fo:letter-spacing="normal" fo:font-style="normal" fo:font-weight="normal" style:font-size-asian="11pt" style:font-size-complex="11pt"/>
    </style:style>
    <style:style style:name="T71" style:family="text">
      <style:text-properties fo:font-variant="normal" fo:text-transform="none" fo:color="#000000" loext:opacity="100%" style:font-name="Courier" fo:font-size="11pt" fo:letter-spacing="normal" fo:font-style="normal" fo:font-weight="normal" officeooo:rsid="00710bcb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7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2478" style:font-size-asian="11pt" style:font-size-complex="11pt"/>
    </style:style>
    <style:style style:name="T7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96d95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feda7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c6800" style:font-size-asian="11pt" style:font-size-complex="11pt"/>
    </style:style>
    <style:style style:name="T7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295bb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3b401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95069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d4114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da701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448d4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1d0be" style:font-size-asian="11pt" style:font-size-complex="11pt"/>
    </style:style>
    <style:style style:name="T8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6ef2c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9d009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7dc34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e58b1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96d95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1cd1b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597de6" style:font-size-asian="10pt" style:font-size-complex="10pt"/>
    </style:style>
    <style:style style:name="T91" style:family="text"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T9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95069" style:font-size-asian="11pt" style:font-size-complex="11pt"/>
    </style:style>
    <style:style style:name="T9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3b401" style:font-size-asian="11pt" style:font-size-complex="11pt"/>
    </style:style>
    <style:style style:name="T9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bc617" style:font-size-asian="11pt" style:font-size-complex="11pt"/>
    </style:style>
    <style:style style:name="T9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295bb" style:font-size-asian="11pt" style:font-size-complex="11pt"/>
    </style:style>
    <style:style style:name="T9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a2478" style:font-size-asian="11pt" style:font-size-complex="11pt"/>
    </style:style>
    <style:style style:name="T9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63469" style:font-size-asian="11pt" style:font-size-complex="11pt"/>
    </style:style>
    <style:style style:name="T9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97de6" style:font-size-asian="11pt" style:font-size-complex="11pt"/>
    </style:style>
    <style:style style:name="T9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da701" style:font-size-asian="11pt" style:font-size-complex="11pt"/>
    </style:style>
    <style:style style:name="T10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0482b" style:font-size-asian="11pt" style:font-size-complex="11pt"/>
    </style:style>
    <style:style style:name="T10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9d009" style:font-size-asian="11pt" style:font-size-complex="11pt"/>
    </style:style>
    <style:style style:name="T10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b891b" style:font-size-asian="11pt" style:font-size-complex="11pt"/>
    </style:style>
    <style:style style:name="T10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cc69a" style:font-size-asian="11pt" style:font-size-complex="11pt"/>
    </style:style>
    <style:style style:name="T10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c6800" style:font-size-asian="11pt" style:font-size-complex="11pt"/>
    </style:style>
    <style:style style:name="T10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e58b1" style:font-size-asian="11pt" style:font-size-complex="11pt"/>
    </style:style>
    <style:style style:name="T10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feda7" style:font-size-asian="11pt" style:font-size-complex="11pt"/>
    </style:style>
    <style:style style:name="T10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733744" style:font-size-asian="11pt" style:font-size-complex="11pt"/>
    </style:style>
    <style:style style:name="T10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aa9c5" style:font-size-asian="11pt" style:font-weight-asian="bold" style:font-size-complex="11pt" style:font-weight-complex="bold"/>
    </style:style>
    <style:style style:name="T10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63469" style:font-size-asian="11pt" style:font-weight-asian="bold" style:font-size-complex="11pt" style:font-weight-complex="bold"/>
    </style:style>
    <style:style style:name="T11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a2478" style:font-size-asian="11pt" style:font-weight-asian="bold" style:font-size-complex="11pt" style:font-weight-complex="bold"/>
    </style:style>
    <style:style style:name="T11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e58b1" fo:background-color="transparent" loext:char-shading-value="0" style:font-size-asian="11pt" style:font-size-complex="11pt"/>
    </style:style>
    <style:style style:name="T112" style:family="text">
      <style:text-properties fo:font-variant="normal" fo:text-transform="none" fo:color="#000000" loext:opacity="100%" style:font-name="Liberation Mono" fo:font-size="11pt" fo:letter-spacing="normal" fo:font-style="italic" fo:font-weight="normal" officeooo:rsid="008ce459" style:font-size-asian="11pt" style:font-style-asian="italic" style:font-size-complex="11pt" style:font-style-complex="italic"/>
    </style:style>
    <style:style style:name="T113" style:family="text">
      <style:text-properties fo:font-variant="normal" fo:text-transform="none" fo:color="#000000" loext:opacity="100%" style:font-name="Liberation Mono" fo:font-size="11pt" fo:letter-spacing="normal" fo:font-style="italic" fo:font-weight="normal" officeooo:rsid="008f42f3" style:font-size-asian="11pt" style:font-style-asian="italic" style:font-size-complex="11pt" style:font-style-complex="italic"/>
    </style:style>
    <style:style style:name="T114" style:family="text">
      <style:text-properties fo:font-variant="normal" fo:text-transform="none" fo:color="#000000" loext:opacity="100%" style:font-name="Liberation Mono" fo:font-size="10pt" fo:letter-spacing="normal" fo:language="es" fo:country="ES" fo:font-style="normal" fo:font-weight="normal" officeooo:rsid="00597de6" style:font-size-asian="10pt" style:font-size-complex="10pt"/>
    </style:style>
    <style:style style:name="T115" style:family="text">
      <style:text-properties fo:font-variant="normal" fo:text-transform="none" fo:color="#2a6099" loext:opacity="100%" style:font-name="sans-serif" fo:font-size="11pt" fo:letter-spacing="normal" fo:font-style="normal" style:text-underline-style="none" fo:font-weight="normal" officeooo:rsid="001757d6" style:font-size-asian="11pt" style:font-style-asian="normal" style:font-size-complex="11pt" style:font-style-complex="normal"/>
    </style:style>
    <style:style style:name="T116" style:family="text">
      <style:text-properties fo:font-variant="normal" fo:text-transform="none" fo:color="#333333" loext:opacity="100%" style:font-name="sans-serif" fo:font-size="11pt" fo:letter-spacing="normal" fo:font-style="normal" fo:font-weight="bold" officeooo:rsid="001757d6" style:font-size-asian="11pt" style:font-weight-asian="bold" style:font-size-complex="11pt" style:font-weight-complex="bold"/>
    </style:style>
    <style:style style:name="T117" style:family="text">
      <style:text-properties fo:font-variant="normal" fo:text-transform="none" fo:color="#333333" loext:opacity="100%" style:font-name="Liberation Mono" fo:font-size="11pt" fo:letter-spacing="normal" fo:font-style="normal" style:text-underline-style="none" fo:font-weight="normal" officeooo:rsid="001cc69a" style:font-size-asian="11pt" style:font-size-complex="11pt"/>
    </style:style>
    <style:style style:name="T118" style:family="text">
      <style:text-properties fo:font-variant="normal" fo:text-transform="none" fo:color="#333333" loext:opacity="100%" style:font-name="Liberation Mono" fo:font-size="11pt" fo:letter-spacing="normal" fo:font-style="normal" fo:font-weight="bold" officeooo:rsid="001757d6" style:font-size-asian="11pt" style:font-weight-asian="bold" style:font-size-complex="11pt" style:font-weight-complex="bold"/>
    </style:style>
    <style:style style:name="T119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style:font-size-asian="11pt" style:font-size-complex="11pt"/>
    </style:style>
    <style:style style:name="T120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3e022e" style:font-size-asian="11pt" style:font-size-complex="11pt"/>
    </style:style>
    <style:style style:name="T121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1644db" style:font-size-asian="11pt" style:font-weight-asian="bold" style:font-size-complex="11pt" style:font-weight-complex="bold"/>
    </style:style>
    <style:style style:name="T12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7ec632" style:font-size-asian="11pt" style:font-weight-asian="bold" style:font-size-complex="11pt" style:font-weight-complex="bold"/>
    </style:style>
    <style:style style:name="T123" style:family="text">
      <style:text-properties fo:font-variant="normal" fo:text-transform="none" style:use-window-font-color="true" loext:opacity="0%" style:font-name="Liberation Mono" fo:font-size="11pt" fo:letter-spacing="normal" fo:font-style="normal" style:text-underline-style="none" fo:font-weight="normal" officeooo:rsid="005295bb" style:font-size-asian="11pt" style:font-size-complex="11pt"/>
    </style:style>
    <style:style style:name="T124" style:family="text">
      <style:text-properties fo:font-variant="normal" fo:text-transform="none" style:use-window-font-color="true" loext:opacity="0%" style:font-name="Liberation Mono" fo:font-size="11pt" fo:letter-spacing="normal" fo:font-style="normal" style:text-underline-style="none" fo:font-weight="normal" officeooo:rsid="0053b401" style:font-size-asian="11pt" style:font-size-complex="11pt"/>
    </style:style>
    <style:style style:name="T125" style:family="text">
      <style:text-properties fo:font-variant="normal" fo:text-transform="none" style:use-window-font-color="true" loext:opacity="0%" style:font-name="Liberation Mono" fo:font-size="11pt" fo:letter-spacing="normal" fo:font-style="normal" style:text-underline-style="none" fo:font-weight="normal" officeooo:rsid="005da701" style:font-size-asian="11pt" style:font-size-complex="11pt"/>
    </style:style>
    <style:style style:name="T126" style:family="text">
      <style:text-properties fo:font-variant="normal" fo:text-transform="none" style:use-window-font-color="true" loext:opacity="0%" style:font-name="Liberation Mono" fo:font-size="11pt" fo:letter-spacing="normal" fo:font-style="normal" style:text-underline-style="none" fo:font-weight="normal" officeooo:rsid="00723f91" style:font-size-asian="11pt" style:font-size-complex="11pt"/>
    </style:style>
    <style:style style:name="T127" style:family="text">
      <style:text-properties fo:font-variant="normal" fo:text-transform="none" fo:color="#a9a9a9" loext:opacity="100%" style:font-name="Liberation Mono" fo:font-size="11pt" fo:letter-spacing="normal" fo:font-style="normal" fo:font-weight="bold" officeooo:rsid="001644db" style:font-size-asian="11pt" style:font-weight-asian="bold" style:font-size-complex="11pt" style:font-weight-complex="bold"/>
    </style:style>
    <style:style style:name="T128" style:family="text">
      <style:text-properties fo:font-variant="normal" fo:text-transform="none" fo:color="#000080" loext:opacity="100%" style:font-name="sans-serif" fo:font-size="11pt" fo:letter-spacing="normal" fo:font-style="italic" style:text-underline-style="solid" style:text-underline-width="auto" style:text-underline-color="font-color" fo:font-weight="normal" officeooo:rsid="001757d6" style:font-size-asian="11pt" style:font-style-asian="italic" style:font-size-complex="11pt" style:font-style-complex="italic"/>
    </style:style>
    <style:style style:name="T129" style:family="text">
      <style:text-properties fo:font-variant="normal" fo:text-transform="none" fo:color="#000080" loext:opacity="100%" style:font-name="sans-serif" fo:font-size="11pt" fo:letter-spacing="normal" fo:font-style="italic" style:text-underline-style="solid" style:text-underline-width="auto" style:text-underline-color="font-color" fo:font-weight="normal" officeooo:rsid="00597de6" style:font-size-asian="11pt" style:font-style-asian="italic" style:font-size-complex="11pt" style:font-style-complex="italic"/>
    </style:style>
    <style:style style:name="T130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1757d6" style:font-size-asian="11pt" style:font-style-asian="normal" style:font-size-complex="11pt" style:font-style-complex="normal"/>
    </style:style>
    <style:style style:name="T131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195069" style:font-size-asian="11pt" style:font-size-complex="11pt"/>
    </style:style>
    <style:style style:name="T132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396d95" style:font-size-asian="11pt" style:font-size-complex="11pt"/>
    </style:style>
    <style:style style:name="T133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34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95069" style:font-size-asian="11pt" style:font-size-complex="11pt"/>
    </style:style>
    <style:style style:name="T135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a2478" style:font-size-asian="11pt" style:font-size-complex="11pt"/>
    </style:style>
    <style:style style:name="T136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cc69a" style:font-size-asian="11pt" style:font-size-complex="11pt"/>
    </style:style>
    <style:style style:name="T137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e58b1" fo:background-color="transparent" loext:char-shading-value="0" style:font-size-asian="11pt" style:font-size-complex="11pt"/>
    </style:style>
    <style:style style:name="T138" style:family="text">
      <style:text-properties fo:font-variant="normal" fo:text-transform="none" fo:color="#000080" loext:opacity="100%" style:font-name="Liberation Mono" fo:font-size="11pt" fo:letter-spacing="normal" fo:font-style="normal" fo:font-weight="normal" style:font-size-asian="11pt" style:font-size-complex="11pt"/>
    </style:style>
    <style:style style:name="T139" style:family="text">
      <style:text-properties fo:font-variant="normal" fo:text-transform="none" fo:color="#808080" loext:opacity="100%" style:font-name="sans-serif" fo:font-size="11pt" fo:letter-spacing="normal" fo:font-style="normal" fo:font-weight="bold" officeooo:rsid="001757d6" style:font-size-asian="11pt" style:font-weight-asian="bold" style:font-size-complex="11pt" style:font-weight-complex="bold"/>
    </style:style>
    <style:style style:name="T140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757d6" style:font-size-asian="11pt" style:font-weight-asian="bold" style:font-size-complex="11pt" style:font-weight-complex="bold"/>
    </style:style>
    <style:style style:name="T141" style:family="text">
      <style:text-properties fo:font-variant="normal" fo:text-transform="none" fo:color="#808080" loext:opacity="100%" style:font-name="Liberation Mono" fo:font-size="11pt" fo:letter-spacing="normal" fo:font-style="normal" fo:font-weight="normal" officeooo:rsid="001757d6" style:font-size-asian="11pt" style:font-weight-asian="normal" style:font-size-complex="11pt" style:font-weight-complex="normal"/>
    </style:style>
    <style:style style:name="T142" style:family="text">
      <style:text-properties officeooo:rsid="001644db"/>
    </style:style>
    <style:style style:name="T143" style:family="text">
      <style:text-properties officeooo:rsid="001feda7"/>
    </style:style>
    <style:style style:name="T144" style:family="text">
      <style:text-properties officeooo:rsid="00248763"/>
    </style:style>
    <style:style style:name="T145" style:family="text">
      <style:text-properties officeooo:rsid="002b578e"/>
    </style:style>
    <style:style style:name="T146" style:family="text">
      <style:text-properties style:font-name="Liberation Sans"/>
    </style:style>
    <style:style style:name="T147" style:family="text">
      <style:text-properties style:font-name="Liberation Sans" officeooo:rsid="001644db" style:font-name-asian="sans-serif" style:font-name-complex="sans-serif"/>
    </style:style>
    <style:style style:name="T148" style:family="text">
      <style:text-properties style:font-name="Liberation Sans" officeooo:rsid="00508616" style:font-name-asian="sans-serif" style:font-name-complex="sans-serif"/>
    </style:style>
    <style:style style:name="T149" style:family="text">
      <style:text-properties style:font-name="Liberation Sans" officeooo:rsid="003448d4" style:font-name-asian="sans-serif" style:font-name-complex="sans-serif"/>
    </style:style>
    <style:style style:name="T150" style:family="text">
      <style:text-properties style:font-name="Liberation Sans" officeooo:rsid="00572e49" style:font-name-asian="sans-serif" style:font-name-complex="sans-serif"/>
    </style:style>
    <style:style style:name="T151" style:family="text">
      <style:text-properties style:font-name="Liberation Sans" fo:font-size="11pt" style:font-size-asian="11pt" style:font-size-complex="11pt"/>
    </style:style>
    <style:style style:name="T152" style:family="text">
      <style:text-properties style:font-name="Liberation Sans" officeooo:rsid="0076179d"/>
    </style:style>
    <style:style style:name="T153" style:family="text">
      <style:text-properties style:font-name="Liberation Sans" officeooo:rsid="0076d54d"/>
    </style:style>
    <style:style style:name="T154" style:family="text">
      <style:text-properties style:font-name="Liberation Sans" officeooo:rsid="0077ef75"/>
    </style:style>
    <style:style style:name="T155" style:family="text">
      <style:text-properties style:font-name="Liberation Sans" officeooo:rsid="0079eeee"/>
    </style:style>
    <style:style style:name="T156" style:family="text">
      <style:text-properties officeooo:rsid="00406052"/>
    </style:style>
    <style:style style:name="T157" style:family="text">
      <style:text-properties officeooo:rsid="00473056"/>
    </style:style>
    <style:style style:name="T158" style:family="text">
      <style:text-properties fo:font-size="11pt" style:font-size-asian="11pt" style:font-size-complex="11pt"/>
    </style:style>
    <style:style style:name="T159" style:family="text">
      <style:text-properties fo:font-size="11pt" fo:font-style="italic" style:font-size-asian="11pt" style:font-style-asian="italic" style:font-size-complex="11pt" style:font-style-complex="italic"/>
    </style:style>
    <style:style style:name="T160" style:family="text">
      <style:text-properties style:font-name="Liberation Mono"/>
    </style:style>
    <style:style style:name="T161" style:family="text">
      <style:text-properties style:font-name="Liberation Mono" fo:font-size="10pt" style:font-size-asian="10pt" style:font-size-complex="10pt"/>
    </style:style>
    <style:style style:name="T162" style:family="text">
      <style:text-properties style:font-name="Liberation Mono" officeooo:rsid="003eed3f"/>
    </style:style>
    <style:style style:name="T163" style:family="text">
      <style:text-properties fo:color="#000080" loext:opacity="100%" style:font-name="Liberation Mono" style:text-underline-style="solid" style:text-underline-width="auto" style:text-underline-color="font-color"/>
    </style:style>
    <style:style style:name="T164" style:family="text">
      <style:text-properties fo:color="#000080" loext:opacity="100%" style:font-name="Liberation Mono" style:text-underline-style="none" officeooo:rsid="0074494c"/>
    </style:style>
    <style:style style:name="T165" style:family="text">
      <style:text-properties style:use-window-font-color="true" loext:opacity="0%" style:font-name="Liberation Sans"/>
    </style:style>
    <style:style style:name="T166" style:family="text">
      <style:text-properties style:use-window-font-color="true" loext:opacity="0%" style:font-name="Liberation Sans" style:text-underline-style="none"/>
    </style:style>
    <style:style style:name="T167" style:family="text">
      <style:text-properties style:use-window-font-color="true" loext:opacity="0%" style:font-name="Liberation Sans" style:text-underline-style="none" officeooo:rsid="005936a8"/>
    </style:style>
    <style:style style:name="T168" style:family="text">
      <style:text-properties style:use-window-font-color="true" loext:opacity="0%" style:font-name="Liberation Sans" style:text-underline-style="none" officeooo:rsid="0074494c"/>
    </style:style>
    <style:style style:name="T169" style:family="text">
      <style:text-properties style:use-window-font-color="true" loext:opacity="0%" style:font-name="Liberation Sans" style:text-underline-style="none" officeooo:rsid="0076179d"/>
    </style:style>
    <style:style style:name="T170" style:family="text">
      <style:text-properties style:use-window-font-color="true" loext:opacity="0%" style:font-name="Liberation Sans" officeooo:rsid="005936a8"/>
    </style:style>
    <style:style style:name="T171" style:family="text">
      <style:text-properties style:use-window-font-color="true" loext:opacity="0%" style:font-name="Liberation Mono" style:text-underline-style="solid" style:text-underline-width="auto" style:text-underline-color="font-color"/>
    </style:style>
    <style:style style:name="T172" style:family="text">
      <style:text-properties style:use-window-font-color="true" loext:opacity="0%" style:font-name="Liberation Mono" style:text-underline-style="none" officeooo:rsid="0074494c"/>
    </style:style>
    <style:style style:name="T173" style:family="text">
      <style:text-properties fo:color="#808080" loext:opacity="100%" fo:font-size="9pt" officeooo:rsid="00557eca" style:font-size-asian="9pt" style:font-size-complex="9pt"/>
    </style:style>
    <style:style style:name="T174" style:family="text">
      <style:text-properties fo:color="#808080" loext:opacity="100%" style:font-name="Liberation Mono" fo:font-weight="bold" officeooo:rsid="0076179d" style:font-weight-asian="bold" style:font-weight-complex="bold"/>
    </style:style>
    <style:style style:name="T175" style:family="text">
      <style:text-properties officeooo:rsid="00572e49"/>
    </style:style>
    <style:style style:name="T176" style:family="text">
      <style:text-properties fo:font-size="14pt" officeooo:rsid="0077ef75" style:font-name-asian="Songti SC" style:font-size-asian="14pt" style:font-name-complex="Arial Unicode MS" style:font-size-complex="14pt"/>
    </style:style>
    <style:style style:name="T177" style:family="text">
      <style:text-properties officeooo:rsid="005936a8"/>
    </style:style>
    <style:style style:name="T178" style:family="text">
      <style:text-properties officeooo:rsid="0076179d"/>
    </style:style>
    <style:style style:name="T179" style:family="text">
      <style:text-properties officeooo:rsid="0076d54d"/>
    </style:style>
    <style:style style:name="T180" style:family="text">
      <style:text-properties fo:color="#000000" loext:opacity="100%" style:font-name="sans-serif" fo:font-size="11pt" style:font-size-asian="11pt" style:font-size-complex="11pt"/>
    </style:style>
    <style:style style:name="T181" style:family="text">
      <style:text-properties fo:color="#000000" loext:opacity="100%" style:font-name="sans-serif" fo:font-size="11pt" officeooo:rsid="00796b5d" style:font-size-asian="11pt" style:font-size-complex="11pt"/>
    </style:style>
    <style:style style:name="T182" style:family="text">
      <style:text-properties fo:color="#000000" loext:opacity="100%" style:font-name="sans-serif" fo:font-size="11pt" fo:font-style="normal" style:font-size-asian="11pt" style:font-size-complex="11pt"/>
    </style:style>
    <style:style style:name="T183" style:family="text">
      <style:text-properties fo:color="#000000" loext:opacity="100%" style:font-name="Liberation Mono" fo:font-size="11pt" fo:font-style="italic" style:font-size-asian="11pt" style:font-style-asian="italic" style:font-size-complex="11pt" style:font-style-complex="italic"/>
    </style:style>
    <style:style style:name="T184" style:family="text">
      <style:text-properties officeooo:rsid="0097dc34"/>
    </style:style>
    <style:style style:name="T185" style:family="text">
      <style:text-properties officeooo:rsid="003aa9c5"/>
    </style:style>
    <style:style style:name="T186" style:family="text">
      <style:text-properties officeooo:rsid="009a52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Line105553283637248">
          <table:table-cell table:style-name="Table1.A1" office:value-type="string">
            <text:p text:style-name="P48"><text:span text:style-name="T158">list {</text:span><text:span text:style-name="T159">base</text:span><text:span text:style-name="T158">}</text:span> <text:span text:style-name="T173">lista</text:span></text:p>
          </table:table-cell>
          <table:table-cell table:style-name="Table1.A1" office:value-type="string">
            <text:p text:style-name="P49">Documentación de R</text:p>
          </table:table-cell>
        </table:table-row>
      </table:table>
      <text:h text:style-name="P42" text:outline-level="1"><text:bookmark-start text:name="__RefHeading___Toc5701_890177541"/>List<text:span text:style-name="T142">a</text:span>s – <text:span text:style-name="T142">g</text:span>enéric<text:span text:style-name="T142">as</text:span> <text:span text:style-name="T142">y</text:span> <text:span text:style-name="T142">pares punteados</text:span><text:bookmark-end text:name="__RefHeading___Toc5701_890177541"/></text:h>
      <text:h text:style-name="P3" text:outline-level="2"><text:bookmark-start text:name="__RefHeading___Toc5703_890177541"/>1. Descripción<text:bookmark-end text:name="__RefHeading___Toc5703_890177541"/></text:h>
      <text:p text:style-name="P26"><text:span text:style-name="T25">Funciones para construir, </text:span><text:span text:style-name="T26">coaccionar</text:span><text:span text:style-name="T25"> y verificar los dos tipos de listas que </text:span><text:span text:style-name="T47">existen</text:span><text:span text:style-name="T25"> en </text:span><text:span text:style-name="T127">R</text:span><text:span text:style-name="T121">: </text:span><text:span text:style-name="T122">genéricas (</text:span><text:span text:style-name="T109">"</text:span><text:span text:style-name="T110">list</text:span><text:span text:style-name="T109">"</text:span><text:span text:style-name="T122">) y de pares punteados (</text:span><text:span text:style-name="T108">"pairlist"</text:span><text:span text:style-name="T122">).</text:span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Índice</text:p>
          </text:index-title>
          <text:p text:style-name="P22"><text:a xlink:type="simple" xlink:href="#__RefHeading___Toc5701_890177541" text:style-name="Index_20_Link" text:visited-style-name="Index_20_Link"><text:span text:style-name="T151">Listas – genéricas y pares punteados<text:tab/>1</text:span></text:a></text:p>
          <text:p text:style-name="P24"><text:a xlink:type="simple" xlink:href="#__RefHeading___Toc5703_890177541" text:style-name="Index_20_Link" text:visited-style-name="Index_20_Link"><text:span text:style-name="T151">1. Descripción<text:tab/>1</text:span></text:a></text:p>
          <text:p text:style-name="P24"><text:a xlink:type="simple" xlink:href="#__RefHeading___Toc5705_890177541" text:style-name="Index_20_Link" text:visited-style-name="Index_20_Link"><text:span text:style-name="T151">2. Forma de uso o sintaxis<text:tab/>1</text:span></text:a></text:p>
          <text:p text:style-name="P24"><text:a xlink:type="simple" xlink:href="#__RefHeading___Toc5707_890177541" text:style-name="Index_20_Link" text:visited-style-name="Index_20_Link"><text:span text:style-name="T151">3. Argumentos<text:tab/>1</text:span></text:a></text:p>
          <text:p text:style-name="P24"><text:a xlink:type="simple" xlink:href="#__RefHeading___Toc5709_890177541" text:style-name="Index_20_Link" text:visited-style-name="Index_20_Link"><text:span text:style-name="T151">4. Detalles<text:tab/>2</text:span></text:a></text:p>
          <text:p text:style-name="P24"><text:a xlink:type="simple" xlink:href="#__RefHeading___Toc5711_890177541" text:style-name="Index_20_Link" text:visited-style-name="Index_20_Link"><text:span text:style-name="T151">5. Referencias<text:tab/>3</text:span></text:a></text:p>
          <text:p text:style-name="P24"><text:a xlink:type="simple" xlink:href="#__RefHeading___Toc5713_890177541" text:style-name="Index_20_Link" text:visited-style-name="Index_20_Link"><text:span text:style-name="T151">6. Véase también<text:tab/>3</text:span></text:a></text:p>
          <text:p text:style-name="P24"><text:a xlink:type="simple" xlink:href="#__RefHeading___Toc5715_890177541" text:style-name="Index_20_Link" text:visited-style-name="Index_20_Link"><text:span text:style-name="T151">7. Ejemplos<text:tab/>3</text:span></text:a></text:p>
          <text:p text:style-name="P24"><text:a xlink:type="simple" xlink:href="#__RefHeading___Toc5744_890177541" text:style-name="Index_20_Link" text:visited-style-name="Index_20_Link"><text:span text:style-name="T151">8. Código fuente<text:tab/>4</text:span></text:a></text:p>
          <text:p text:style-name="P23"><text:a xlink:type="simple" xlink:href="#__RefHeading___Toc5746_890177541" text:style-name="Index_20_Link" text:visited-style-name="Index_20_Link"><text:span text:style-name="T151">A. list()<text:tab/>4</text:span></text:a></text:p>
          <text:p text:style-name="P23"><text:a xlink:type="simple" xlink:href="#__RefHeading___Toc5748_890177541" text:style-name="Index_20_Link" text:visited-style-name="Index_20_Link"><text:span text:style-name="T151">B. pairlist()<text:tab/>4</text:span></text:a></text:p>
          <text:p text:style-name="P23"><text:a xlink:type="simple" xlink:href="#__RefHeading___Toc5750_890177541" text:style-name="Index_20_Link" text:visited-style-name="Index_20_Link"><text:span text:style-name="T151">C. as.list()<text:tab/>4</text:span></text:a></text:p>
          <text:p text:style-name="P23"><text:a xlink:type="simple" xlink:href="#__RefHeading___Toc5752_890177541" text:style-name="Index_20_Link" text:visited-style-name="Index_20_Link"><text:span text:style-name="T151">D. as.pairlist()<text:tab/>4</text:span></text:a></text:p>
          <text:p text:style-name="P23"><text:a xlink:type="simple" xlink:href="#__RefHeading___Toc5754_890177541" text:style-name="Index_20_Link" text:visited-style-name="Index_20_Link"><text:span text:style-name="T151">E. is.list()<text:tab/>4</text:span></text:a></text:p>
          <text:p text:style-name="P23"><text:a xlink:type="simple" xlink:href="#__RefHeading___Toc5756_890177541" text:style-name="Index_20_Link" text:visited-style-name="Index_20_Link"><text:span text:style-name="T151">F. is.pairlist()<text:tab/>4</text:span></text:a></text:p>
          <text:p text:style-name="P23"><text:a xlink:type="simple" xlink:href="#__RefHeading___Toc5758_890177541" text:style-name="Index_20_Link" text:visited-style-name="Index_20_Link"><text:span text:style-name="T151">G. alist()</text:span></text:a><text:a xlink:type="simple" xlink:href="#__RefHeading___Toc5758_890177541" text:style-name="Index_20_Link" text:visited-style-name="Index_20_Link"><text:tab/>4</text:a></text:p>
        </text:index-body>
      </text:table-of-content>
      <text:h text:style-name="P3" text:outline-level="2"><text:bookmark-start text:name="__RefHeading___Toc5705_890177541"/>2. Forma de uso o sintaxis<text:bookmark-end text:name="__RefHeading___Toc5705_890177541"/></text:h>
      <text:p text:style-name="P5">list(...)</text:p>
      <text:p text:style-name="P8">pairlist(...)</text:p>
      <text:p text:style-name="P13"/>
      <text:p text:style-name="P8">as.list(x, ...)</text:p>
      <text:p text:style-name="P8"/>
      <text:p text:style-name="P10">## Método de S3 para la clase 'environment'</text:p>
      <text:p text:style-name="P8">as.list(x, all.names = FALSE, sorted = FALSE, ...)</text:p>
      <text:p text:style-name="P8">as.pairlist(x)</text:p>
      <text:p text:style-name="P13"/>
      <text:p text:style-name="P8">is.list(x)</text:p>
      <text:p text:style-name="P8">is.pairlist(x)</text:p>
      <text:p text:style-name="P13"/>
      <text:p text:style-name="P16">alist(...)</text:p>
      <text:h text:style-name="P3" text:outline-level="2"><text:bookmark-start text:name="__RefHeading___Toc5707_890177541"/><text:soft-page-break/>3. Argumentos<text:bookmark-end text:name="__RefHeading___Toc5707_890177541"/></text:h>
      <text:p text:style-name="P17">Tabla <text:sequence text:ref-name="refTabla0" text:name="Tabla" text:formula="ooow:Tabla+1" style:num-format="1">1</text:sequence>. Descripción de los argumentos para las funciones de creación, coacción y verificación de listas en R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283632128">
          <table:table-cell table:style-name="Table2.A1" office:value-type="string">
            <text:p text:style-name="P50">Argumento</text:p>
          </table:table-cell>
          <table:table-cell table:style-name="Table2.A1" office:value-type="string">
            <text:p text:style-name="P50">Tipo de valor esperado</text:p>
          </table:table-cell>
          <table:table-cell table:style-name="Table2.A1" office:value-type="string">
            <text:p text:style-name="P53">Descripción</text:p>
          </table:table-cell>
        </table:table-row>
        <table:table-row table:style-name="TableLine105553283640832">
          <table:table-cell table:style-name="Table2.A2" office:value-type="string">
            <text:p text:style-name="P51"><text:span text:style-name="Source_20_Text"><text:span text:style-name="T161">...</text:span></text:span></text:p>
          </table:table-cell>
          <table:table-cell table:style-name="Table2.A2" office:value-type="string">
            <text:p text:style-name="P50">Cualquier tipo de objeto</text:p>
          </table:table-cell>
          <table:table-cell table:style-name="Table2.C2" office:value-type="string">
            <text:p text:style-name="P46"><text:span text:style-name="T175">O</text:span>bjetos, posiblemente nombrados.</text:p>
          </table:table-cell>
        </table:table-row>
        <table:table-row table:style-name="TableLine105553283641856">
          <table:table-cell table:style-name="Table2.A2" office:value-type="string">
            <text:p text:style-name="P51"><text:span text:style-name="Source_20_Text"><text:span text:style-name="T161">x</text:span></text:span></text:p>
          </table:table-cell>
          <table:table-cell table:style-name="Table2.A2" office:value-type="string">
            <text:p text:style-name="P50">Cualquier tipo de objeto</text:p>
          </table:table-cell>
          <table:table-cell table:style-name="Table2.C2" office:value-type="string">
            <text:p text:style-name="P47"><text:span text:style-name="T150">O</text:span><text:span text:style-name="T147">bjeto a ser </text:span><text:span text:style-name="T148">coaccionado</text:span><text:span text:style-name="T147"> o </text:span><text:span text:style-name="T149">verificado</text:span><text:span text:style-name="T147">.</text:span></text:p>
          </table:table-cell>
        </table:table-row>
        <table:table-row table:style-name="TableLine105553283642112">
          <table:table-cell table:style-name="Table2.A2" office:value-type="string">
            <text:p text:style-name="P51"><text:span text:style-name="Source_20_Text"><text:span text:style-name="T161">all.names</text:span></text:span></text:p>
            <text:p text:style-name="P52"><text:span text:style-name="Source_20_Text"><text:span text:style-name="T1">todos.los.nombres</text:span></text:span></text:p>
          </table:table-cell>
          <table:table-cell table:style-name="Table2.A2" office:value-type="string">
            <text:p text:style-name="P50">Valor lógico</text:p>
          </table:table-cell>
          <table:table-cell table:style-name="Table2.C2" office:value-type="string">
            <text:p text:style-name="P44"><text:span text:style-name="T175">U</text:span>n valor lógico que indica si se deben copiar todos los valores o solo aquellos cu­yos nombres no comienzan con un punto (opción por omisión).</text:p>
          </table:table-cell>
        </table:table-row>
        <table:table-row table:style-name="TableLine105553283642368">
          <table:table-cell table:style-name="Table2.A5" office:value-type="string">
            <text:p text:style-name="P51"><text:span text:style-name="Source_20_Text"><text:span text:style-name="T161">sorted</text:span></text:span></text:p>
            <text:p text:style-name="P52"><text:span text:style-name="Source_20_Text"><text:span text:style-name="T1">ordenada</text:span></text:span></text:p>
          </table:table-cell>
          <table:table-cell table:style-name="Table2.A5" office:value-type="string">
            <text:p text:style-name="P50">Valor lógico</text:p>
          </table:table-cell>
          <table:table-cell table:style-name="Table2.A5" office:value-type="string">
            <text:p text:style-name="P45"><text:span text:style-name="T175">U</text:span>n valor lógico que indica si los <text:span text:style-name="T177">atributos de</text:span> <text:span text:style-name="T146">nombres</text:span><text:span text:style-name="T165"> </text:span><text:span text:style-name="T170">(</text:span><text:span text:style-name="T163">names</text:span><text:span text:style-name="T167">)</text:span><text:span text:style-name="T166"> </text:span><text:span text:style-name="T146">de</text:span> la lista resultante deberán ser ordenados incrementalmente. Adviértase que esto es <text:span text:style-name="T177">algo</text:span> costoso <text:span text:style-name="T156">en términos de recursos del sistema</text:span>, pero puede se<text:span text:style-name="T145">r</text:span> útil para compara<text:span text:style-name="T144">r</text:span> <text:span text:style-name="T144">entornos</text:span>.</text:p>
          </table:table-cell>
        </table:table-row>
      </table:table>
      <text:h text:style-name="P3" text:outline-level="2"><text:bookmark-start text:name="__RefHeading___Toc5709_890177541"/>4. Detalles<text:bookmark-end text:name="__RefHeading___Toc5709_890177541"/></text:h>
      <text:p text:style-name="P27"><text:span text:style-name="T3">Casi todas las listas en </text:span><text:span text:style-name="T140">R</text:span><text:span text:style-name="T3"> son, internamente, </text:span><text:span text:style-name="T129">V</text:span><text:span text:style-name="T128">ectores </text:span><text:span text:style-name="T129">G</text:span><text:span text:style-name="T128">enéricos</text:span><text:span text:style-name="T68">.</text:span><text:span text:style-name="T60"> </text:span><text:span text:style-name="T61">Aunque</text:span><text:span text:style-name="T3"> las listas tradicionales de </text:span><text:span text:style-name="T68">pares punteados</text:span><text:span text:style-name="T3"> (como </text:span><text:span text:style-name="T31">las disponibles en el lenguaje</text:span><text:span text:style-name="T3"> </text:span><text:span text:style-name="T141">LISP</text:span><text:span text:style-name="T3">) siguen </text:span><text:span text:style-name="T8">estando </text:span><text:span text:style-name="T3">disponibles, las usuarias rara vez las observ</text:span><text:span text:style-name="T24">a</text:span><text:span text:style-name="T8">rá</text:span><text:span text:style-name="T3">n (excepto como </text:span><text:span text:style-name="T130">argumentos formales</text:span><text:span text:style-name="T115"> </text:span><text:span text:style-name="T3">de una función).</text:span></text:p>
      <text:p text:style-name="P28"><text:span text:style-name="T4">Los argumentos para las </text:span><text:span text:style-name="T30">funciones</text:span><text:span text:style-name="T4"> </text:span><text:span text:style-name="T92">list</text:span><text:span text:style-name="T98">()</text:span><text:span text:style-name="T4"> o </text:span><text:span text:style-name="T92">pairlist</text:span><text:span text:style-name="T98">()</text:span><text:span text:style-name="T4"> </text:span><text:span text:style-name="T28">tendrán</text:span><text:span text:style-name="T4"> la forma </text:span><text:span text:style-name="T92">valor</text:span><text:span text:style-name="T79"> o </text:span><text:span text:style-name="T92">et</text:span><text:span text:style-name="T95">i</text:span><text:span text:style-name="T92">queta = valor</text:span><text:span text:style-name="T4">. Las funciones </text:span><text:span text:style-name="T98">list()</text:span><text:span text:style-name="T30"> y </text:span><text:span text:style-name="T98">pairlist() </text:span><text:span text:style-name="T30">devolverán</text:span><text:span text:style-name="T4"> un </text:span><text:span text:style-name="T16">objeto de tipo</text:span><text:span text:style-name="T4"> lista </text:span><text:span text:style-name="T30">(</text:span><text:span text:style-name="T114">"list"</text:span><text:span text:style-name="T30">)</text:span><text:span text:style-name="T4"> o lista de pares punteados </text:span><text:span text:style-name="T30">(</text:span><text:span text:style-name="T114">"pairlist"</text:span><text:span text:style-name="T30">)</text:span><text:span text:style-name="T79"> </text:span><text:span text:style-name="T4">compuesta de sus argumentos con cada valor etiquetado o sin etiqu</text:span><text:span text:style-name="T17">e</text:span><text:span text:style-name="T4">tar, dependiendo de cómo </text:span><text:span text:style-name="T48">hayan sido</text:span><text:span text:style-name="T4"> esp</text:span><text:span text:style-name="T28">e</text:span><text:span text:style-name="T4">cificado</text:span><text:span text:style-name="T30">s</text:span><text:span text:style-name="T4"> </text:span><text:span text:style-name="T30">los</text:span><text:span text:style-name="T4"> argumento</text:span><text:span text:style-name="T30">s</text:span><text:span text:style-name="T4">.</text:span></text:p>
      <text:p text:style-name="P29"><text:span text:style-name="Source_20_Text"><text:span text:style-name="T77">Las </text:span></text:span><text:span text:style-name="Source_20_Text"><text:span text:style-name="T78">función</text:span></text:span><text:span text:style-name="Source_20_Text"><text:span text:style-name="T77"> </text:span></text:span><text:span text:style-name="Source_20_Text"><text:span text:style-name="T92">alist</text:span></text:span><text:span text:style-name="Source_20_Text"><text:span text:style-name="T93">()</text:span></text:span><text:span text:style-name="Source_20_Text"><text:span text:style-name="T4"> maneja sus argumento</text:span></text:span><text:span text:style-name="Source_20_Text"><text:span text:style-name="T9">s</text:span></text:span><text:span text:style-name="Source_20_Text"><text:span text:style-name="T4"> como si fueran argumentos </text:span></text:span><text:span text:style-name="Source_20_Text"><text:span text:style-name="T9">propuestos para</text:span></text:span><text:span text:style-name="Source_20_Text"><text:span text:style-name="T4"> funciones, </text:span></text:span><text:span text:style-name="Source_20_Text"><text:span text:style-name="T28">d</text:span></text:span><text:span text:style-name="Source_20_Text"><text:span text:style-name="T9">e forma</text:span></text:span><text:span text:style-name="Source_20_Text"><text:span text:style-name="T4"> que los valores no son evaluados </text:span></text:span><text:span text:style-name="Source_20_Text"><text:span text:style-name="T9">y </text:span></text:span><text:span text:style-name="Source_20_Text"><text:span text:style-name="T4">los argumentos </text:span></text:span><text:span text:style-name="Source_20_Text"><text:span text:style-name="T28">que no estén </text:span></text:span><text:span text:style-name="Source_20_Text"><text:span text:style-name="T4">etiquetados con ningún valor están permitidos, mientras que </text:span></text:span><text:span text:style-name="Source_20_Text"><text:span text:style-name="T32">la función</text:span></text:span><text:span text:style-name="Source_20_Text"><text:span text:style-name="T4"> </text:span></text:span><text:span text:style-name="Source_20_Text"><text:span text:style-name="T92">list</text:span></text:span><text:span text:style-name="Source_20_Text"><text:span text:style-name="T94">()</text:span></text:span><text:span text:style-name="Source_20_Text"><text:span text:style-name="T4"> </text:span></text:span><text:span text:style-name="Source_20_Text"><text:span text:style-name="T66">simplemente</text:span></text:span><text:span text:style-name="Source_20_Text"><text:span text:style-name="T4"> los ignora</text:span></text:span><text:span text:style-name="Source_20_Text"><text:span text:style-name="T9">ría</text:span></text:span><text:span text:style-name="Source_20_Text"><text:span text:style-name="T4">. </text:span></text:span><text:span text:style-name="Source_20_Text"><text:span text:style-name="T32">Devuelve un objeto de tipo </text:span></text:span><text:span text:style-name="Source_20_Text"><text:span text:style-name="T114">"list"</text:span></text:span><text:span text:style-name="Source_20_Text"><text:span text:style-name="T90">.</text:span></text:span><text:span text:style-name="Source_20_Text"><text:span text:style-name="T79"> </text:span></text:span><text:span text:style-name="Source_20_Text"><text:span text:style-name="T77">La</text:span></text:span><text:span text:style-name="Source_20_Text"><text:span text:style-name="T28"> función</text:span></text:span><text:span text:style-name="Source_20_Text"><text:span text:style-name="T4"> </text:span></text:span><text:span text:style-name="Source_20_Text"><text:span text:style-name="T92">alist</text:span></text:span><text:span text:style-name="Source_20_Text"><text:span text:style-name="T95">()</text:span></text:span><text:span text:style-name="Source_20_Text"><text:span text:style-name="T4"> </text:span></text:span><text:span text:style-name="Source_20_Text"><text:span text:style-name="T10">es </text:span></text:span><text:span text:style-name="Source_20_Text"><text:span text:style-name="T22">usualmente</text:span></text:span><text:span text:style-name="Source_20_Text"><text:span text:style-name="T10"> utilizada</text:span></text:span><text:span text:style-name="Source_20_Text"><text:span text:style-name="T4"> </text:span></text:span><text:span text:style-name="Source_20_Text"><text:span text:style-name="T49">con</text:span></text:span><text:span text:style-name="Source_20_Text"><text:span text:style-name="T4"> </text:span></text:span><text:span text:style-name="Source_20_Text"><text:span text:style-name="T32">la función</text:span></text:span><text:span text:style-name="Source_20_Text"><text:span text:style-name="T4"> </text:span></text:span><text:span text:style-name="Source_20_Text"><text:span text:style-name="T134">formals</text:span></text:span><text:span text:style-name="Source_20_Text"><text:span text:style-name="T123">()</text:span></text:span><text:span text:style-name="Source_20_Text"><text:span text:style-name="T4">.</text:span></text:span></text:p>
      <text:p text:style-name="P30"><text:span text:style-name="T80">La función </text:span><text:span text:style-name="T92">as.list</text:span><text:span text:style-name="T95">()</text:span><text:span text:style-name="T4"> intenta</text:span><text:span text:style-name="T28">rá</text:span><text:span text:style-name="T4"> </text:span><text:span text:style-name="T83">coaccionar</text:span><text:span text:style-name="T79"> su argumento </text:span><text:span text:style-name="T100">x</text:span><text:span text:style-name="T79"> </text:span><text:span text:style-name="T82">para tra</text:span><text:span text:style-name="T11">nsformarlo en uno de tipo lista</text:span><text:span text:style-name="T4">. Si se </text:span><text:span text:style-name="T33">utiliza para</text:span><text:span text:style-name="T4"> </text:span><text:span text:style-name="T33">llamadas</text:span><text:span text:style-name="T4"> </text:span><text:span text:style-name="T33">de</text:span><text:span text:style-name="T4"> funciones, dev</text:span><text:span text:style-name="T33">olverá un objeto de tipo lista cuyos elementos serán</text:span><text:span text:style-name="T5"> los argumentos formales de la función, </text:span><text:span text:style-name="T12">así como</text:span><text:span text:style-name="T4"> e</text:span><text:span text:style-name="T5">l código del cuerpo</text:span><text:span text:style-name="T4"> de la función. Para </text:span><text:span text:style-name="T131">expresiones</text:span><text:span text:style-name="T4">, la lista </text:span><text:span text:style-name="T5">de elementos constituyentes </text:span><text:span text:style-name="T50">será</text:span><text:span text:style-name="T5"> devuelta. </text:span><text:span text:style-name="T15">Además,</text:span><text:span text:style-name="T5"> </text:span><text:span text:style-name="T96">as.list</text:span><text:span text:style-name="T95">()</text:span><text:span text:style-name="T73"> </text:span><text:span text:style-name="T5">es </text:span><text:span text:style-name="T12">una función</text:span><text:span text:style-name="T5"> genérica y como método predeterminado llama a </text:span><text:span text:style-name="T135">as.vector</text:span><text:span text:style-name="T96">(mode = </text:span><text:span text:style-name="T97">"</text:span><text:span text:style-name="T96">list</text:span><text:span text:style-name="T97">"</text:span><text:span text:style-name="T96">)</text:span><text:span text:style-name="T5"> para </text:span><text:span text:style-name="T34">todo</text:span><text:span text:style-name="T5"> </text:span><text:span text:style-name="T13">objeto que no sea de tipo lista</text:span><text:span text:style-name="T5">, </text:span><text:span text:style-name="T34">el </text:span><text:span text:style-name="T5">métod</text:span><text:span text:style-name="T34">o</text:span><text:span text:style-name="T5"> </text:span><text:span text:style-name="T135">as.vector</text:span><text:span text:style-name="T125">()</text:span><text:span text:style-name="T5"> </text:span><text:span text:style-name="T34">también podría ser invocado para realizar la coacción</text:span><text:span text:style-name="T5">. </text:span></text:p>
      <text:p text:style-name="P30"><text:span text:style-name="T84">En el caso particular de los factores, l</text:span><text:span text:style-name="T81">a función </text:span><text:span text:style-name="T135">as.list</text:span><text:span text:style-name="T99">()</text:span><text:span text:style-name="T5"> </text:span><text:span text:style-name="T34">coloca</text:span><text:span text:style-name="T40">rá sus elementos</text:span><text:span text:style-name="T13"> de forma que estos </text:span><text:span text:style-name="T34">ocupen</text:span><text:span text:style-name="T13"> un lugar por separado dentro de </text:span><text:span text:style-name="T34">una </text:span><text:span text:style-name="T15">nueva</text:span><text:span text:style-name="T13"> lista. </text:span><text:span text:style-name="T34">Cada elemento será un</text:span><text:span text:style-name="T13"> </text:span><text:span text:style-name="T34">objeto de</text:span><text:span text:style-name="T13"> tipo factor </text:span><text:span text:style-name="T34">con los mismos niveles </text:span><text:span text:style-name="T37">que el</text:span><text:span text:style-name="T34"> factor original</text:span><text:span text:style-name="T14">. </text:span><text:span text:style-name="T38">En general,</text:span><text:span text:style-name="T13"> </text:span><text:span text:style-name="T38">l</text:span><text:span text:style-name="T5">os atributos </text:span><text:span text:style-name="T34">del </text:span><text:span text:style-name="T38">objeto a coaccionar</text:span><text:span text:style-name="T5"> </text:span><text:span text:style-name="T35">podrían ser</text:span><text:span text:style-name="T5"> </text:span><text:span text:style-name="T41">eliminados</text:span><text:span text:style-name="T5"> a menos que </text:span><text:span text:style-name="T39">este objeto</text:span><text:span text:style-name="T5"> </text:span><text:span text:style-name="T39">ya </text:span><text:span text:style-name="T35">se trate de un</text:span><text:span text:style-name="T39">o</text:span><text:span text:style-name="T35"> de tipo</text:span><text:span text:style-name="T5"> lista o expres</text:span><text:span text:style-name="T14">i</text:span><text:span text:style-name="T5">ón. </text:span><text:span text:style-name="T15">E</text:span><text:span text:style-name="T5">sto es </text:span><text:span text:style-name="T14">discordante </text:span><text:span text:style-name="T5">con </text:span><text:span text:style-name="T29">el comportamiento de</text:span><text:span text:style-name="T5"> funciones como </text:span><text:span text:style-name="T135">as.character</text:span><text:span text:style-name="T124">()</text:span><text:span text:style-name="T5">, la cual siempre </text:span><text:span text:style-name="T41">eliminará</text:span><text:span text:style-name="T5"> </text:span><text:soft-page-break/><text:span text:style-name="T5">los atributos </text:span><text:span text:style-name="T29">de un objeto, </text:span><text:span text:style-name="T36">lo cual</text:span><text:span text:style-name="T5"> </text:span><text:span text:style-name="T36">s</text:span><text:span text:style-name="T5">e </text:span><text:span text:style-name="T15">realiza</text:span><text:span text:style-name="T5"> por eficiencia, debido a que </text:span><text:span text:style-name="T40">el copiado de</text:span><text:span text:style-name="T5"> listas puede ser costos</text:span><text:span text:style-name="T15">o</text:span><text:span text:style-name="T5"> en términos </text:span><text:span text:style-name="T51">de</text:span><text:span text:style-name="T5"> recursos de</text:span><text:span text:style-name="T14">l sistema</text:span><text:span text:style-name="T5">.</text:span></text:p>
      <text:p text:style-name="P34"><text:span text:style-name="T85">La función </text:span><text:span text:style-name="T91">is.list</text:span><text:span text:style-name="T101">()</text:span><text:span text:style-name="T72"> d</text:span><text:span text:style-name="T2">ev</text:span><text:span text:style-name="T27">olverá</text:span><text:span text:style-name="T2"> </text:span><text:span text:style-name="T18">el</text:span><text:span text:style-name="T2"> valor </text:span><text:span text:style-name="T27">lógico</text:span><text:span text:style-name="T2"> verdadero </text:span><text:span text:style-name="T27">(</text:span><text:span text:style-name="T91">TRUE</text:span><text:span text:style-name="T27">) </text:span><text:span text:style-name="T2">si y sólo si su argumento es una lista </text:span><text:span text:style-name="T114">"list"</text:span><text:span text:style-name="T2"> o una lista de pares </text:span><text:span text:style-name="T114">"</text:span><text:span text:style-name="T91">pairlist</text:span><text:span text:style-name="T114">"</text:span><text:span text:style-name="T2"> de extensión </text:span><text:span text:style-name="T42">mayor a cero</text:span><text:span text:style-name="T2"> </text:span><text:span text:style-name="T70">length &gt; 0</text:span><text:span text:style-name="T2">. </text:span></text:p>
      <text:p text:style-name="P35"><text:span text:style-name="T85">La función </text:span><text:span text:style-name="T91">is.pairlist</text:span><text:span text:style-name="T102">()</text:span><text:span text:style-name="T2"> </text:span><text:span text:style-name="T43">devolverá</text:span><text:span text:style-name="T2"> </text:span><text:span text:style-name="T18">el</text:span><text:span text:style-name="T2"> valor </text:span><text:span text:style-name="T27">lógico</text:span><text:span text:style-name="T2"> verdadero </text:span><text:span text:style-name="T27">(</text:span><text:span text:style-name="T91">TRUE</text:span><text:span text:style-name="T27">)</text:span><text:span text:style-name="T2"> si y sólo si el argumento </text:span><text:span text:style-name="T6">es</text:span><text:span text:style-name="T2"> una lista de pares o </text:span><text:span text:style-name="T18">un objeto de tipo</text:span><text:span text:style-name="T2"> </text:span><text:span text:style-name="T91">NULL</text:span><text:span text:style-name="T2"> (</text:span><text:span text:style-name="T44">detallado</text:span><text:span text:style-name="T2"> más adelante).</text:span></text:p>
      <text:p text:style-name="P31"><text:span text:style-name="T19">El método </text:span><text:span text:style-name="T103">"</text:span><text:span text:style-name="T136">environment</text:span><text:span text:style-name="T117">"</text:span><text:span text:style-name="T19"> para </text:span><text:span text:style-name="T44">la función</text:span><text:span text:style-name="T19"> </text:span><text:span text:style-name="T103">as.list</text:span><text:span text:style-name="T104">()</text:span><text:span text:style-name="T19"> copia </text:span><text:span text:style-name="T52">los pares </text:span><text:span text:style-name="T113">nombre del objeto</text:span><text:span text:style-name="T112">-</text:span><text:span text:style-name="T113">valor</text:span><text:span text:style-name="T19"> (para </text:span><text:span text:style-name="T54">todos los </text:span><text:span text:style-name="T19">nombre</text:span><text:span text:style-name="T6">s</text:span><text:span text:style-name="T19"> que no </text:span><text:span text:style-name="T52">comiencen</text:span><text:span text:style-name="T19"> con un punto) de</text:span><text:span text:style-name="T53">sde</text:span><text:span text:style-name="T19"> un </text:span><text:span text:style-name="T132">entorno</text:span><text:span text:style-name="T18"> </text:span><text:span text:style-name="T53">hacia </text:span><text:span text:style-name="T19">una lista con nombres. El usuario </text:span><text:span text:style-name="T55">podrá</text:span><text:span text:style-name="T19"> solicitar que todos los objetos nombrados </text:span><text:span text:style-name="T6">sean copiados. A menos que el argumento </text:span><text:span text:style-name="T105">sorted = TRUE</text:span><text:span text:style-name="T74"> </text:span><text:span text:style-name="T76">haya sido</text:span><text:span text:style-name="T74"> seleccionado</text:span><text:span text:style-name="T6">, la lista no estará en un orden particular (el orden dependerá del orden de creación de los ob</text:span><text:span text:style-name="T44">j</text:span><text:span text:style-name="T6">etos y</text:span><text:span text:style-name="T23"> de si</text:span><text:span text:style-name="T6"> </text:span><text:span text:style-name="T44">el </text:span><text:span text:style-name="T18">entorno</text:span><text:span text:style-name="T6"> está </text:span><text:span text:style-name="T18">referenci</text:span><text:span text:style-name="T63">ado </text:span><text:span text:style-name="T64">con un código </text:span><text:span text:style-name="T65">de numeración</text:span><text:span text:style-name="T64"> </text:span><text:span text:style-name="T69">hash</text:span><text:span text:style-name="T63">).</text:span><text:span text:style-name="T62"> No se realiza</text:span><text:span text:style-name="T63">rá</text:span><text:span text:style-name="T62">n búsquedas en ningún ambiente aislado. Los objetos copiados </text:span><text:span text:style-name="T63">s</text:span><text:span text:style-name="T64">erán</text:span><text:span text:style-name="T62"> duplicados, de forma que esto puede ser u</text:span><text:span text:style-name="T87">na operación costosa en términos de recursos del sistema. Adviértase que para </text:span><text:span text:style-name="T88">las </text:span><text:span text:style-name="T87">listas de objetos </text:span><text:span text:style-name="T89">existe</text:span><text:span text:style-name="T87"> una </text:span><text:span text:style-name="T62">operación inversa, el método </text:span><text:span text:style-name="T137">as.environment</text:span><text:span text:style-name="T111">()</text:span><text:span text:style-name="T87">. </text:span></text:p>
      <text:p text:style-name="P32"><text:span text:style-name="Source_20_Text"><text:span text:style-name="T6">Una lista de pares vacía </text:span></text:span><text:span text:style-name="Source_20_Text"><text:span text:style-name="T20">o </text:span></text:span><text:span text:style-name="Source_20_Text"><text:span text:style-name="T46">la invocación como</text:span></text:span><text:span text:style-name="Source_20_Text"><text:span text:style-name="T20"> </text:span></text:span><text:span text:style-name="Source_20_Text"><text:span text:style-name="T105">pairlist()</text:span></text:span><text:span text:style-name="Source_20_Text"><text:span text:style-name="T6"> es l</text:span></text:span><text:span text:style-name="Source_20_Text"><text:span text:style-name="T20">o mismo que un objeto de tipo</text:span></text:span><text:span text:style-name="Source_20_Text"><text:span text:style-name="T6"> </text:span></text:span><text:span text:style-name="Source_20_Text"><text:span text:style-name="T105">NULL</text:span></text:span><text:span text:style-name="Source_20_Text"><text:span text:style-name="T6">. </text:span></text:span><text:span text:style-name="Source_20_Text"><text:span text:style-name="T7">Esto es diferente </text:span></text:span><text:span text:style-name="Source_20_Text"><text:span text:style-name="T20">para </text:span></text:span><text:span text:style-name="Source_20_Text"><text:span text:style-name="T23">una lista vacía o</text:span></text:span><text:span text:style-name="Source_20_Text"><text:span text:style-name="T7"> </text:span></text:span><text:span text:style-name="Source_20_Text"><text:span text:style-name="T106">list()</text:span></text:span><text:span text:style-name="Source_20_Text"><text:span text:style-name="T7">. </text:span></text:span><text:span text:style-name="Source_20_Text"><text:span text:style-name="T56">Advierta que </text:span></text:span><text:span text:style-name="Source_20_Text"><text:span text:style-name="T7">algunas </text:span></text:span><text:span text:style-name="Source_20_Text"><text:span text:style-name="T45">de</text:span></text:span><text:span text:style-name="Source_20_Text"><text:span text:style-name="T7"> l</text:span></text:span><text:span text:style-name="Source_20_Text"><text:span text:style-name="T56">os procedimientos</text:span></text:span><text:span text:style-name="Source_20_Text"><text:span text:style-name="T7">, pero no tod</text:span></text:span><text:span text:style-name="Source_20_Text"><text:span text:style-name="T56">o</text:span></text:span><text:span text:style-name="Source_20_Text"><text:span text:style-name="T7">s, </text:span></text:span><text:span text:style-name="Source_20_Text"><text:span text:style-name="T20">buscarán interpretar</text:span></text:span><text:span text:style-name="Source_20_Text"><text:span text:style-name="T7"> una lista de pares vacía </text:span></text:span><text:span text:style-name="Source_20_Text"><text:span text:style-name="T56">simplemente </text:span></text:span><text:span text:style-name="Source_20_Text"><text:span text:style-name="T7">como una lista vacía.</text:span></text:span></text:p>
      <text:p text:style-name="P36"><text:span text:style-name="T85">La función </text:span><text:span text:style-name="T91">as.pairlist</text:span><text:span text:style-name="T71">()</text:span><text:span text:style-name="T2"> está implementada como </text:span><text:span text:style-name="T133">as.vector</text:span><text:span text:style-name="T91">(x, "pairlist")</text:span><text:span text:style-name="T72">. Po</text:span><text:span text:style-name="T2">r lo tanto</text:span><text:span text:style-name="T57">,</text:span><text:span text:style-name="T2"> </text:span><text:span text:style-name="T58">aportará</text:span><text:span text:style-name="T2"> métodos para la función genérica </text:span><text:span text:style-name="T133">as.vector</text:span><text:span text:style-name="T126">()</text:span><text:span text:style-name="T2">. Las listas </text:span><text:span text:style-name="T59">serán</text:span><text:span text:style-name="T2"> copiadas elemento-por-elemento hacia las listas de pares y los nombres de la lista </text:span><text:span text:style-name="T21">original </text:span><text:span text:style-name="T59">serán</text:span><text:span text:style-name="T21"> </text:span><text:span text:style-name="T2">usados como etiquetas para </text:span><text:span text:style-name="T59">una</text:span><text:span text:style-name="T2"> lista de pares. </text:span><text:span text:style-name="T59">No obstante,</text:span><text:span text:style-name="T2"> el valor devuelto p</text:span><text:span text:style-name="T21">or</text:span><text:span text:style-name="T2"> otro tipo de argumentos </text:span><text:span text:style-name="T46">todavía</text:span><text:span text:style-name="T2"> no está documentad</text:span><text:span text:style-name="T59">o por lo que el usuario deberá ser cuidadoso al realizar estas operaciones.</text:span></text:p>
      <text:p text:style-name="P33"><text:span text:style-name="T86">Las funciones </text:span><text:span text:style-name="T106">list</text:span><text:span text:style-name="T107">()</text:span><text:span text:style-name="T75">, </text:span><text:span text:style-name="T106">is.list</text:span><text:span text:style-name="T107">()</text:span><text:span text:style-name="T75"> y </text:span><text:span text:style-name="T106">is.pairlist</text:span><text:span text:style-name="T107">()</text:span><text:span text:style-name="T75"> </text:span><text:span text:style-name="T7">son funciones primitivas.</text:span></text:p>
      <text:h text:style-name="P3" text:outline-level="2"><text:bookmark-start text:name="__RefHeading___Toc5711_890177541"/>5. Referencias<text:bookmark-end text:name="__RefHeading___Toc5711_890177541"/></text:h>
      <text:p text:style-name="P25"><text:span text:style-name="T2">Becker, R</text:span><text:span text:style-name="T7">ichard</text:span><text:span text:style-name="T2">. A., Chambers, J</text:span><text:span text:style-name="T7">ohn</text:span><text:span text:style-name="T2">. M. </text:span><text:span text:style-name="T20">y</text:span><text:span text:style-name="T2"> Wilks, A</text:span><text:span text:style-name="T7">llan</text:span><text:span text:style-name="T2">. R. (1988) </text:span><text:span text:style-name="Emphasis"><text:span text:style-name="T67">The New S Language</text:span></text:span><text:span text:style-name="T2">. Wadsworth &amp; Brooks/Cole.</text:span></text:p>
      <text:h text:style-name="P3" text:outline-level="2"><text:bookmark-start text:name="__RefHeading___Toc5713_890177541"/>6. Véase también<text:bookmark-end text:name="__RefHeading___Toc5713_890177541"/></text:h>
      <text:p text:style-name="P37"><text:span text:style-name="T163">vector</text:span><text:span text:style-name="T160">(</text:span><text:span text:style-name="T162">"</text:span><text:span text:style-name="T160">list</text:span><text:span text:style-name="T162">"</text:span><text:span text:style-name="T160">, length)</text:span> para la creación de una lista con componentes vacíos; <text:span text:style-name="T178">la función</text:span> <text:span text:style-name="T163">c</text:span><text:span text:style-name="T164">()</text:span> para <text:span text:style-name="T178">los elementos básicos de </text:span>concatenación <text:span text:style-name="T178">de objetos en </text:span><text:span text:style-name="T174">R</text:span>; <text:span text:style-name="T178">la función</text:span> <text:span text:style-name="T163">formals</text:span><text:span text:style-name="T172">()</text:span><text:span text:style-name="T168"> </text:span><text:span text:style-name="T169">para el manejo de los argumentos formales</text:span><text:span text:style-name="T146">. </text:span><text:span text:style-name="T152">La función</text:span> <text:span text:style-name="T163">unlist</text:span><text:span text:style-name="T172">()</text:span><text:span text:style-name="T166"> </text:span><text:span text:style-name="T146">es un</text:span> inverso aproximado a <text:span text:style-name="T163">as.list</text:span><text:span text:style-name="T171">()</text:span><text:span text:style-name="T165">.</text:span></text:p>
      <text:p text:style-name="P25"><text:span text:style-name="T120">'</text:span><text:a xlink:type="simple" xlink:href="http://127.0.0.1:26405/help/library/base/help/plotmath" text:style-name="Internet_20_link" text:visited-style-name="Visited_20_Internet_20_Link"><text:span text:style-name="T138">plotmath</text:span></text:a><text:span text:style-name="T120">'</text:span><text:span text:style-name="T119"> </text:span><text:span text:style-name="T7">para el uso de listas <text:s/>en la anotación de gráficas.</text:span></text:p>
      <text:h text:style-name="P3" text:outline-level="2"><text:bookmark-start text:name="__RefHeading___Toc5715_890177541"/>7. Ejemplos<text:bookmark-end text:name="__RefHeading___Toc5715_890177541"/></text:h>
      <text:p text:style-name="P6">require(graphics)</text:p>
      <text:p text:style-name="P15"/>
      <text:p text:style-name="P11"><text:soft-page-break/># crear una estructura para graficar.</text:p>
      <text:p text:style-name="P9">pts &lt;- list(x = cars[,1], y = cars[,2])</text:p>
      <text:p text:style-name="P9">plot(pts)</text:p>
      <text:p text:style-name="P14"/>
      <text:p text:style-name="P9">is.pairlist(.Options) <text:s/># <text:span text:style-name="T143">una lista de pares a nivel de usuario</text:span></text:p>
      <text:p text:style-name="P9"/>
      <text:p text:style-name="P12">## <text:span text:style-name="T185">"</text:span>pre-asignar<text:span text:style-name="T185">"</text:span> <text:span text:style-name="T184">los elementos de </text:span>una lista vacía de longitud 5</text:p>
      <text:p text:style-name="P9">vector("list", 5)</text:p>
      <text:p text:style-name="P14"/>
      <text:p text:style-name="P9"># <text:span text:style-name="T157">lista de argumentos</text:span></text:p>
      <text:p text:style-name="P9">f &lt;- function() x</text:p>
      <text:p text:style-name="P12"># Advierta la especificación de un argumento <text:span text:style-name="T185">"</text:span>...<text:span text:style-name="T185">"</text:span>:</text:p>
      <text:p text:style-name="P9">formals(f) &lt;- al &lt;- alist(x = , y = 2 + 3, ... = )</text:p>
      <text:p text:style-name="P9">f</text:p>
      <text:p text:style-name="P9">al</text:p>
      <text:p text:style-name="P14"/>
      <text:p text:style-name="P11">## entorno -&gt; c<text:span text:style-name="T186">oaccionado</text:span> <text:span text:style-name="T186">como</text:span> lista</text:p>
      <text:p text:style-name="P9">e1 &lt;- new.env()</text:p>
      <text:p text:style-name="P9">e1$a &lt;- 10</text:p>
      <text:p text:style-name="P6">e1$b &lt;- 20</text:p>
      <text:p text:style-name="P7">as.list(e1)</text:p>
      <text:p text:style-name="P43"/>
      <text:h text:style-name="P4" text:outline-level="2"><text:bookmark-start text:name="__RefHeading___Toc5744_890177541"/><text:span text:style-name="T179">8</text:span><text:span text:style-name="T175">. </text:span><text:span text:style-name="T179">Código fuente</text:span><text:bookmark-end text:name="__RefHeading___Toc5744_890177541"/></text:h>
      <text:h text:style-name="P18" text:outline-level="3"><text:bookmark-start text:name="__RefHeading___Toc5746_890177541"/><text:span text:style-name="T153">A. </text:span><text:span text:style-name="T146">l</text:span>ist()<text:bookmark-end text:name="__RefHeading___Toc5746_890177541"/></text:h>
      <text:p text:style-name="P38">function (...) <text:s/></text:p>
      <text:p text:style-name="P38"><text:tab/>.Primitive("list")</text:p>
      <text:h text:style-name="P19" text:outline-level="3"><text:bookmark-start text:name="__RefHeading___Toc5748_890177541"/><text:span text:style-name="T154">B</text:span><text:span text:style-name="T146">. </text:span>pairlist()<text:bookmark-end text:name="__RefHeading___Toc5748_890177541"/></text:h>
      <text:p text:style-name="P39">function (...) </text:p>
      <text:p text:style-name="P39"><text:tab/> as.pairlist(list(…))</text:p>
      <text:h text:style-name="P20" text:outline-level="3"><text:bookmark-start text:name="__RefHeading___Toc5750_890177541"/><text:span text:style-name="T154">C</text:span><text:span text:style-name="T146">. </text:span><text:span text:style-name="T176">as.list</text:span>()<text:bookmark-end text:name="__RefHeading___Toc5750_890177541"/></text:h>
      <text:p text:style-name="P40">function (x, ...) </text:p>
      <text:p text:style-name="P40"><text:tab/>UseMethod("as.list")</text:p>
      <text:h text:style-name="P20" text:outline-level="3"><text:bookmark-start text:name="__RefHeading___Toc5752_890177541"/><text:span text:style-name="T154">D</text:span><text:span text:style-name="T146">. </text:span><text:span text:style-name="T176">as.pairlist</text:span>()<text:bookmark-end text:name="__RefHeading___Toc5752_890177541"/></text:h>
      <text:p text:style-name="P40">function (x) </text:p>
      <text:p text:style-name="P40"><text:tab/>.Internal(as.vector(x, "pairlist"))</text:p>
      <text:h text:style-name="P21" text:outline-level="3"><text:bookmark-start text:name="__RefHeading___Toc5754_890177541"/><text:span text:style-name="T155">E</text:span><text:span text:style-name="T146">. </text:span><text:span text:style-name="T155">i</text:span><text:span text:style-name="T176">s.list</text:span>()<text:bookmark-end text:name="__RefHeading___Toc5754_890177541"/></text:h>
      <text:p text:style-name="P38">function (x) <text:s/></text:p>
      <text:p text:style-name="P38"><text:tab/>.Primitive("is.list")</text:p>
      <text:h text:style-name="P21" text:outline-level="3"><text:bookmark-start text:name="__RefHeading___Toc5756_890177541"/><text:span text:style-name="T155">F</text:span><text:span text:style-name="T146">. </text:span><text:span text:style-name="T155">i</text:span><text:span text:style-name="T176">s.pairlist</text:span>()<text:bookmark-end text:name="__RefHeading___Toc5756_890177541"/></text:h>
      <text:p text:style-name="P38">function (x) <text:s/></text:p>
      <text:p text:style-name="P38"><text:tab/>.Primitive("is.pairlist")</text:p>
      <text:h text:style-name="P21" text:outline-level="3"><text:bookmark-start text:name="__RefHeading___Toc5758_890177541"/><text:span text:style-name="T155">G</text:span><text:span text:style-name="T146">. </text:span><text:span text:style-name="T176">alist</text:span>()<text:bookmark-end text:name="__RefHeading___Toc5758_890177541"/></text:h>
      <text:p text:style-name="P38">function (...) </text:p>
      <text:p text:style-name="P38"><text:tab/> as.list(sys.call())[-1L]</text:p>
      <text:p text:style-name="P38"/>
      <text:p text:style-name="P41"><text:tab/><text:span text:style-name="T180">[Pa</text:span><text:span text:style-name="T181">quete</text:span><text:span text:style-name="T180"> </text:span><text:span text:style-name="Emphasis"><text:span text:style-name="T183">base</text:span></text:span><text:span text:style-name="Emphasis"><text:span text:style-name="T182"> </text:span></text:span><text:span text:style-name="T180">versión 4.0.2 Í</text:span><text:span text:style-name="T181">ndice</text:span><text:span text:style-name="T180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a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25T23:47:49.278591437</meta:creation-date>
    <dc:date>2021-06-07T02:20:10.510342627</dc:date>
    <meta:editing-duration>PT5H32M28S</meta:editing-duration>
    <meta:editing-cycles>108</meta:editing-cycles>
    <meta:generator>LibreOffice/7.1.3.2$MacOSX_X86_64 LibreOffice_project/47f78053abe362b9384784d31a6e56f8511eb1c1</meta:generator>
    <meta:document-statistic meta:table-count="2" meta:image-count="0" meta:object-count="0" meta:page-count="4" meta:paragraph-count="111" meta:word-count="1120" meta:character-count="6997" meta:non-whitespace-character-count="5961"/>
  </office:meta>
</office:document-meta>
</file>